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8.163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.639cm" svg:height="18.163cm" svg:x="1.561cm" svg:y="0.837cm" presentation:class="subtitle" presentation:user-transformed="true">
          <draw:text-box>
            <text:p text:style-name="P1"><text:span text:style-name="T1">Sprint retrospektive</text:span></text:p>
            <text:p text:style-name="P1"><text:span text:style-name="T2"/></text:p>
            <text:p text:style-name="P2"><text:span text:style-name="T3">Good</text:span></text:p>
            <text:list text:style-name="L1">
              <text:list-item>
                <text:p xml:id="id1" text:id="id1" text:style-name="P2"><text:span text:style-name="T4"><text:s/></text:span><text:span text:style-name="T4">Estimater</text:span></text:p>
              </text:list-item>
              <text:list-item>
                <text:p xml:id="id2" text:id="id2" text:style-name="P2"><text:span text:style-name="T4"><text:s/></text:span><text:span text:style-name="T4">Pair-programming (selektivt)</text:span></text:p>
                <text:p text:style-name="P2"/>
              </text:list-item>
            </text:list>
            <text:p xml:id="id3" text:id="id3" text:style-name="P2"><text:span text:style-name="T3">Could have been better</text:span></text:p>
            <text:list text:continue-numbering="true" text:style-name="L1">
              <text:list-item>
                <text:p xml:id="id4" text:id="id4" text:style-name="P2"><text:span text:style-name="T4"><text:s/></text:span><text:span text:style-name="T4">Planlægning af spikes</text:span></text:p>
              </text:list-item>
              <text:list-item>
                <text:p xml:id="id5" text:id="id5" text:style-name="P2"><text:span text:style-name="T4"><text:s/></text:span><text:span text:style-name="T4">Bedre morgenmøder</text:span></text:p>
              </text:list-item>
              <text:list-item>
                <text:p xml:id="id6" text:id="id6" text:style-name="P2"><text:span text:style-name="T4"><text:s/></text:span><text:span text:style-name="T4">Fælles kodeforståelse</text:span></text:p>
              </text:list-item>
              <text:list-item>
                <text:p xml:id="id7" text:id="id7" text:style-name="P2"><text:span text:style-name="T4"><text:s/></text:span><text:span text:style-name="T4">Process dokumentation</text:span></text:p>
                <text:p text:style-name="P2"/>
              </text:list-item>
            </text:list>
            <text:p xml:id="id8" text:id="id8" text:style-name="P3">Improvement</text:p>
            <text:list text:continue-numbering="true" text:style-name="L1">
              <text:list-item>
                <text:p xml:id="id9" text:id="id9" text:style-name="P2"><text:span text:style-name="T4"><text:s/></text:span><text:span text:style-name="T4">Morgenmøder kan forbedres ved at lave en fast Agenda, over hvad <text:s text:c="3"/>der skal gennemgåes på mødet</text:span></text:p>
              </text:list-item>
              <text:list-item>
                <text:p xml:id="id10" text:id="id10" text:style-name="P2"><text:span text:style-name="T4"><text:s/></text:span><text:span text:style-name="T4">Bedre process dokumentation ved at alle laver "logbog"</text:span></text:p>
              </text:list-item>
              <text:list-item>
                <text:p xml:id="id11" text:id="id11" text:style-name="P2"><text:span text:style-name="T4"><text:s/></text:span><text:span text:style-name="T4">Blive bedre til at forudse problemer, som kan løses med spik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7" anim:sub-item="text" smil:attributeName="visibility" smil:to="visible"/>
                  <anim:animate smil:begin="0s" smil:dur="0.5s" smil:fill="hold" smil:decelerate="0.5" smil:targetElement="id7" anim:sub-item="text" smil:attributeName="rotate" smil:values="-90;0" smil:keyTimes="0;1"/>
                  <anim:animate smil:begin="0s" smil:dur="0.5s" smil:fill="hold" smil:decelerate="0.5" smil:targetElement="id7" anim:sub-item="text" smil:attributeName="width" smil:values="width;width*.05" smil:keyTimes="0;1"/>
                  <anim:animate smil:begin="0.5s" smil:dur="0.5s" smil:fill="hold" smil:accelerate="0.5" smil:targetElement="id7" anim:sub-item="text" smil:attributeName="width" smil:values="width*.05;width" smil:keyTimes="0;1"/>
                  <anim:animate smil:dur="1s" smil:fill="hold" smil:targetElement="id7" anim:sub-item="text" smil:attributeName="height" smil:values="height;height" smil:keyTimes="0;1"/>
                  <anim:animate smil:begin="0s" smil:dur="0.5s" smil:fill="hold" smil:decelerate="0.5" smil:targetElement="id7" anim:sub-item="text" smil:attributeName="x" smil:values="x+.4;x" smil:keyTimes="0;1"/>
                  <anim:animate smil:begin="0s" smil:dur="0.5s" smil:fill="hold" smil:decelerate="0.5" smil:targetElement="id7" anim:sub-item="text" smil:attributeName="y" smil:values="y-.2;y+.1" smil:keyTimes="0;1"/>
                  <anim:animate smil:begin="0.5s" smil:dur="0.5s" smil:fill="hold" smil:accelerate="0.5" smil:targetElement="id7" anim:sub-item="text" smil:attributeName="y" smil:values="y+.1;y" smil:keyTimes="0;1"/>
                  <anim:transitionFilter smil:begin="0s" smil:dur="1s" smil:decelerate="0.5" smil:targetElement="id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9" anim:sub-item="text" smil:attributeName="visibility" smil:to="visible"/>
                  <anim:transitionFilter smil:begin="0s" smil:dur="0.58s" smil:targetElement="id9" anim:sub-item="text" smil:type="barWipe" smil:subtype="topToBottom"/>
                  <anim:animate smil:begin="0s" smil:dur="1.822s" smil:targetElement="id9" anim:sub-item="text" smil:attributeName="x" smil:values="x-0.25;x" smil:keyTimes="0;1" smil:keySplines="0,0;0.14,0.36;0.43,0.73;0.71,0.91;1,1"/>
                  <anim:animate smil:begin="0s" smil:dur="0.664s" smil:targetElement="id9" anim:sub-item="text" smil:attributeName="y" smil:values="0.5;1" smil:keyTimes="0;1" anim:formula="y-sin(pi*$)/3" smil:keySplines="0,0;0.25,0.07;0.5,0.2;0.75,0.467;1,1"/>
                  <anim:animate smil:begin="0.664s" smil:dur="0.664s" smil:targetElement="id9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9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9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9" anim:sub-item="text" smil:to="1,0.6" smil:attributeName="transform" svg:type="scale"/>
                  <anim:animateTransform smil:begin="0.676s" smil:dur="0.166s" smil:decelerate="0.5" smil:targetElement="id9" anim:sub-item="text" smil:to="1,1" smil:attributeName="transform" svg:type="scale"/>
                  <anim:animateTransform smil:begin="1.312s" smil:dur="0.026s" smil:targetElement="id9" anim:sub-item="text" smil:to="1,0.8" smil:attributeName="transform" svg:type="scale"/>
                  <anim:animateTransform smil:begin="1.338s" smil:dur="0.166s" smil:decelerate="0.5" smil:targetElement="id9" anim:sub-item="text" smil:to="1,1" smil:attributeName="transform" svg:type="scale"/>
                  <anim:animateTransform smil:begin="1.642s" smil:dur="0.026s" smil:targetElement="id9" anim:sub-item="text" smil:to="1,0.9" smil:attributeName="transform" svg:type="scale"/>
                  <anim:animateTransform smil:begin="1.668s" smil:dur="0.166s" smil:decelerate="0.5" smil:targetElement="id9" anim:sub-item="text" smil:to="1,1" smil:attributeName="transform" svg:type="scale"/>
                  <anim:animateTransform smil:begin="1.808s" smil:dur="0.026s" smil:targetElement="id9" anim:sub-item="text" smil:to="1,0.95" smil:attributeName="transform" svg:type="scale"/>
                  <anim:animateTransform smil:begin="1.834s" smil:dur="0.166s" smil:decelerate="0.5" smil:targetElement="id9" anim:sub-item="text" smil:to="1,1" smil:attributeName="transform" svg:type="sca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smil:targetElement="id10" anim:sub-item="text" anim:iterate-type="by-letter" anim:iterate-interval="PT00H00M0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  <anim:animate smil:dur="2s" smil:fill="hold" smil:targetElement="id11" anim:sub-item="text" smil:attributeName="rotate" smil:values="720;0" smil:keyTimes="0;1"/>
                  <anim:animate smil:dur="2s" smil:fill="hold" smil:targetElement="id11" anim:sub-item="text" smil:attributeName="height" smil:values="0;height" smil:keyTimes="0;1"/>
                  <anim:animate smil:dur="2s" smil:fill="hold" smil:targetElement="id1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9T09:40:37.84</meta:creation-date>
    <dc:date>2013-12-09T10:01:57.74</dc:date>
    <meta:editing-duration>PT12M31S</meta:editing-duration>
    <meta:editing-cycles>4</meta:editing-cycles>
    <meta:generator>LibreOffice/3.6$Windows_x86 LibreOffice_project/e29a214-2bbed72-0621de6-a97528c-8f066d</meta:generator>
    <meta:document-statistic meta:object-count="36"/>
  </office:meta>
</office:document-meta>
</file>